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EON BUSTILLOS YISENIA TAN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6511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MARTIN DE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59363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EON BUSTILLOS YISENIA TAN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65116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 593 63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065116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766575</text:p>
          </table:table-cell>
          <table:table-cell table:style-name="Tabla2.D3" office:value-type="string">
            <text:p text:style-name="P23">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08/2021</text:p>
          </table:table-cell>
          <table:table-cell table:style-name="Tabla2.A4" office:value-type="string">
            <text:p text:style-name="P22">788490</text:p>
          </table:table-cell>
          <table:table-cell table:style-name="Tabla2.D4" office:value-type="string">
            <text:p text:style-name="P23">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DEBE 9.00 COMISION POR PAGO EN AGENTE BCP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0:20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